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1cm" fo:margin-top="0cm" fo:margin-bottom="0cm" table:align="center" style:may-break-between-rows="true" style:writing-mode="lr-tb" table:border-model="collapsing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11.42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3" style:family="table-row">
      <style:table-row-properties style:min-row-height="1.041cm" fo:keep-together="auto"/>
    </style:style>
    <style:style style:name="Table1.4" style:family="table-row">
      <style:table-row-properties style:min-row-height="1.005cm" fo:keep-together="auto"/>
    </style:style>
    <style:style style:name="Table1.A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15.921cm" fo:margin-top="0cm" fo:margin-bottom="0cm" table:align="center" style:may-break-between-rows="true" style:writing-mode="lr-tb" table:border-model="collapsing"/>
    </style:style>
    <style:style style:name="Table3.A" style:family="table-column">
      <style:table-column-properties style:column-width="9.195cm"/>
    </style:style>
    <style:style style:name="Table3.B" style:family="table-column">
      <style:table-column-properties style:column-width="1.348cm"/>
    </style:style>
    <style:style style:name="Table3.C" style:family="table-column">
      <style:table-column-properties style:column-width="1.342cm"/>
    </style:style>
    <style:style style:name="Table3.E" style:family="table-column">
      <style:table-column-properties style:column-width="1.344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.B3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A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B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C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D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E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F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B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C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D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E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F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A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B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C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D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E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F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A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.B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.C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.D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.E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.F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15.921cm" fo:margin-top="0cm" fo:margin-bottom="0cm" table:align="center" style:may-break-between-rows="true" style:writing-mode="lr-tb" table:border-model="collapsing"/>
    </style:style>
    <style:style style:name="Table6.A" style:family="table-column">
      <style:table-column-properties style:column-width="9.195cm"/>
    </style:style>
    <style:style style:name="Table6.B" style:family="table-column">
      <style:table-column-properties style:column-width="1.348cm"/>
    </style:style>
    <style:style style:name="Table6.C" style:family="table-column">
      <style:table-column-properties style:column-width="1.342cm"/>
    </style:style>
    <style:style style:name="Table6.E" style:family="table-column">
      <style:table-column-properties style:column-width="1.344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6.B3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A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B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C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D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E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F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B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C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D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E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F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A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B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C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D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E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F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A7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B7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C7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D7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E7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F7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A8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6.B8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6.C8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6.D8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6.E8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6.F8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5.921cm" fo:margin-top="0cm" fo:margin-bottom="0cm" table:align="center" style:may-break-between-rows="true" style:writing-mode="lr-tb" table:border-model="collapsing"/>
    </style:style>
    <style:style style:name="Table5.A" style:family="table-column">
      <style:table-column-properties style:column-width="15.92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5.921cm" fo:margin-top="0cm" fo:margin-bottom="0cm" table:align="center" style:may-break-between-rows="true" style:writing-mode="lr-tb" table:border-model="collapsing"/>
    </style:style>
    <style:style style:name="Table4.A" style:family="table-column">
      <style:table-column-properties style:column-width="15.92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4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Default">
      <style:text-properties style:font-name="Arial1"/>
    </style:style>
    <style:style style:name="P2" style:family="paragraph" style:parent-style-name="Default">
      <style:paragraph-properties fo:margin-top="0cm" fo:margin-bottom="0cm" style:contextual-spacing="false" fo:text-align="center" style:justify-single-word="false"/>
      <style:text-properties style:font-name="Arial1" fo:font-size="22pt" fo:language="en" fo:country="GB" fo:font-weight="bold" style:font-size-asian="22pt" style:font-weight-asian="bold"/>
    </style:style>
    <style:style style:name="P3" style:family="paragraph" style:parent-style-name="Standard">
      <style:paragraph-properties fo:margin-left="0.101cm" fo:margin-right="0.101cm" fo:margin-top="0.071cm" fo:margin-bottom="0.071cm" style:contextual-spacing="false" fo:line-height="115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4" style:family="paragraph" style:parent-style-name="Standard">
      <style:paragraph-properties fo:margin-left="0.101cm" fo:margin-top="0.282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4pt" fo:language="en" fo:country="GB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Calibri1" style:font-size-complex="12pt" style:language-complex="ar" style:country-complex="SA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lef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bold" style:letter-kerning="false" style:font-name-asian="Calibri1" style:font-size-asian="12pt" style:language-asian="en" style:country-asian="US" style:font-style-asian="normal" style:font-weight-asian="bold" style:font-name-complex="Calibri1" style:font-size-complex="10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6" style:family="paragraph" style:parent-style-name="Standard">
      <style:paragraph-properties fo:margin-lef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8" style:family="paragraph" style:parent-style-name="Standard">
      <style:paragraph-properties fo:margin-lef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bold" style:letter-kerning="false" style:font-name-asian="Calibri1" style:font-size-asian="12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9" style:family="paragraph" style:parent-style-name="Standard">
      <style:paragraph-properties fo:margin-lef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officeooo:paragraph-rsid="002df703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left="0.101cm" fo:margin-right="0.101cm" fo:margin-top="0.071cm" fo:margin-bottom="0.071cm" style:contextual-spacing="false" fo:line-height="115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/>
      <style:text-properties style:font-name="Arial1" officeooo:paragraph-rsid="00140642"/>
    </style:style>
    <style:style style:name="P12" style:family="paragraph" style:parent-style-name="Standard">
      <style:paragraph-properties fo:margin-left="0.101cm" fo:margin-right="0.101cm" fo:margin-top="0.282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4pt" fo:language="en" fo:country="GB" fo:font-style="normal" fo:text-shadow="none" style:text-underline-style="none" fo:font-weight="bold" officeooo:paragraph-rsid="00140642" style:letter-kerning="false" style:font-name-asian="Calibri1" style:font-size-asian="14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13" style:family="paragraph" style:parent-style-name="Standard">
      <style:paragraph-properties fo:margin-left="0.101cm" fo:margin-right="0.101cm" fo:margin-top="0.071cm" fo:margin-bottom="0.071cm" style:contextual-spacing="false" fo:line-height="115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officeooo:paragraph-rsid="00140642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14" style:family="paragraph" style:parent-style-name="Standard">
      <style:paragraph-properties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officeooo:paragraph-rsid="00140642" style:letter-kerning="false" style:font-name-asian="Calibri1" style:font-size-asian="12pt" style:language-asian="en" style:country-asian="US" style:font-style-asian="normal" style:font-weight-asian="normal" style:font-name-complex="Calibri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.071cm" fo:margin-bottom="0.071cm" style:contextual-spacing="false" fo:line-height="100%" fo:text-align="center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bold" officeooo:paragraph-rsid="00140642" style:letter-kerning="false" style:font-name-asian="Calibri1" style:font-size-asian="12pt" style:language-asian="en" style:country-asian="US" style:font-style-asian="normal" style:font-weight-asian="bold" style:font-name-complex="Calibri1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16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bold" officeooo:paragraph-rsid="00140642" style:letter-kerning="false" style:font-name-asian="Calibri1" style:font-size-asian="12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17" style:family="paragraph" style:parent-style-name="Standard">
      <style:paragraph-properties fo:margin-top="0.071cm" fo:margin-bottom="0.071cm" style:contextual-spacing="false" fo:line-height="100%" fo:text-align="center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officeooo:paragraph-rsid="00277727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8" style:family="paragraph">
      <style:paragraph-properties fo:text-align="start"/>
    </style:style>
    <style:style style:name="P19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bold" officeooo:rsid="001b5873" officeooo:paragraph-rsid="001caa40" style:letter-kerning="false" style:font-name-asian="Calibri1" style:font-size-asian="12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bold" officeooo:paragraph-rsid="001caa40" style:letter-kerning="false" style:font-name-asian="Calibri1" style:font-size-asian="12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margin-top="0cm" fo:margin-bottom="0cm" style:contextual-spacing="false"/>
      <style:text-properties style:font-name="Arial1" fo:font-size="12pt" fo:language="en" fo:country="GB" officeooo:paragraph-rsid="00140642" style:font-size-asian="12pt"/>
    </style:style>
    <style:style style:name="P22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4pt" fo:language="en" fo:country="GB" fo:font-style="normal" fo:text-shadow="none" style:text-underline-style="none" fo:font-weight="bold" officeooo:paragraph-rsid="0019761e" style:letter-kerning="false" style:font-name-asian="Calibri1" style:font-size-asian="14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23" style:family="paragraph" style:parent-style-name="Standard">
      <style:paragraph-properties fo:margin-left="0.101cm" fo:margin-right="0.101cm" fo:margin-top="0.071cm" fo:margin-bottom="0.071cm" style:contextual-spacing="false" fo:line-height="115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officeooo:paragraph-rsid="0019761e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24" style:family="paragraph" style:parent-style-name="Standard">
      <style:paragraph-properties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officeooo:paragraph-rsid="0019761e" style:letter-kerning="false" style:font-name-asian="Calibri1" style:font-size-asian="12pt" style:language-asian="en" style:country-asian="US" style:font-style-asian="normal" style:font-weight-asian="normal" style:font-name-complex="Calibri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.071cm" fo:margin-bottom="0.071cm" style:contextual-spacing="false" fo:line-height="100%" fo:text-align="center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bold" officeooo:paragraph-rsid="0019761e" style:letter-kerning="false" style:font-name-asian="Calibri1" style:font-size-asian="12pt" style:language-asian="en" style:country-asian="US" style:font-style-asian="normal" style:font-weight-asian="bold" style:font-name-complex="Calibri1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26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bold" officeooo:paragraph-rsid="0019761e" style:letter-kerning="false" style:font-name-asian="Calibri1" style:font-size-asian="12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27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e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e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cm" style:contextual-spacing="false"/>
      <style:text-properties style:font-name="Arial1" fo:font-size="12pt" fo:language="en" fo:country="GB" officeooo:paragraph-rsid="0019761e" style:font-size-asian="12pt"/>
    </style:style>
    <style:style style:name="P30" style:family="paragraph" style:parent-style-name="Standard">
      <style:paragraph-properties fo:margin-left="0.101cm" fo:margin-right="0.101cm" fo:margin-top="0.282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4pt" fo:language="en" fo:country="GB" fo:font-style="normal" fo:text-shadow="none" style:text-underline-style="none" fo:font-weight="bold" officeooo:paragraph-rsid="0019761e" style:letter-kerning="false" style:font-name-asian="Calibri1" style:font-size-asian="14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bold" style:text-overline-style="none" style:text-overline-color="font-color">
        <loext:char-complex-color loext:theme-type="dark1" loext:color-type="theme"/>
      </style:text-properties>
    </style:style>
    <style:style style:name="P31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bold" officeooo:paragraph-rsid="0019761e" style:letter-kerning="false" style:font-name-asian="Calibri1" style:font-size-asian="12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bold" style:text-overline-style="none" style:text-overline-color="font-color">
        <loext:char-complex-color loext:theme-type="dark1" loext:color-type="theme"/>
      </style:text-properties>
    </style:style>
    <style:style style:name="P32" style:family="paragraph" style:parent-style-name="Standard">
      <style:paragraph-properties fo:margin-left="0.101cm" fo:margin-right="0.101cm" fo:margin-top="0.071cm" fo:margin-bottom="0.071cm" style:contextual-spacing="false" fo:line-height="100%" fo:text-align="center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language="en" fo:country="PK" fo:font-style="normal" fo:text-shadow="none" style:text-underline-style="none" fo:font-weight="normal" officeooo:paragraph-rsid="0019761e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bold" officeooo:rsid="0022b2c5" officeooo:paragraph-rsid="0022b2c5" style:letter-kerning="false" style:font-name-asian="Calibri1" style:font-size-asian="12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bold" style:text-overline-style="none" style:text-overline-color="font-color"/>
    </style:style>
    <style:style style:name="P34" style:family="paragraph" style:parent-style-name="Standard">
      <style:paragraph-properties fo:margin-left="0.101cm" fo:margin-right="0.101cm" fo:margin-top="0.071cm" fo:margin-bottom="0.071cm" style:contextual-spacing="false" fo:line-height="100%" fo:text-align="center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language="en" fo:country="PK" fo:font-style="normal" fo:text-shadow="none" style:text-underline-style="none" fo:font-weight="normal" officeooo:paragraph-rsid="0026f4b9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margin-left="0.101cm" fo:margin-right="0.101cm" fo:margin-top="0.071cm" fo:margin-bottom="0.282cm" style:contextual-spacing="false" fo:line-height="115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officeooo:paragraph-rsid="0017a41a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left="0.101cm" fo:margin-right="0.101cm" fo:margin-top="0.071cm" fo:margin-bottom="0.282cm" style:contextual-spacing="false" fo:line-height="115%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language="en" fo:country="PK" fo:font-style="normal" fo:text-shadow="none" style:text-underline-style="none" fo:font-weight="normal" officeooo:paragraph-rsid="0017a41a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normal" officeooo:paragraph-rsid="0017a41a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017a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margin-top="0cm" fo:margin-bottom="0cm" style:contextual-spacing="false"/>
      <style:text-properties style:font-name="Arial1" fo:font-size="12pt" fo:language="en" fo:country="GB" officeooo:paragraph-rsid="0017a41a" style:font-size-asian="12pt"/>
    </style:style>
    <style:style style:name="T1" style:family="text">
      <style:text-properties fo:color="#000000" loext:opacity="100%" fo:font-weight="bold" style:font-weight-asian="bold">
        <loext:char-complex-color loext:theme-type="dark1" loext:color-type="theme"/>
      </style:text-properties>
    </style:style>
    <style:style style:name="T2" style:family="text">
      <style:text-properties fo:color="#000000" loext:opacity="100%">
        <loext:char-complex-color loext:theme-type="dark1" loext:color-type="theme"/>
      </style:text-properties>
    </style:style>
    <style:style style:name="T3" style:family="text">
      <style:text-properties fo:color="#000000" loext:opacity="100%" fo:language="en" fo:country="GB" style:font-family-asian="'MS Gothic'" style:font-family-generic-asian="system" style:font-pitch-asian="variable" style:font-name-complex="Calibri1">
        <loext:char-complex-color loext:theme-type="dark1" loext:color-type="theme"/>
      </style:text-properties>
    </style:style>
    <style:style style:name="T4" style:family="text">
      <style:text-properties officeooo:rsid="001e4e65"/>
    </style:style>
    <style:style style:name="T5" style:family="text">
      <style:text-properties style:font-name="Arial1" fo:language="hu" fo:country="HU" fo:font-weight="bold" officeooo:rsid="00140642" style:font-weight-asian="bold"/>
    </style:style>
    <style:style style:name="T6" style:family="text">
      <style:text-properties style:font-name="Arial1" fo:language="hu" fo:country="HU" fo:font-weight="bold" officeooo:rsid="0020eb81" style:font-weight-asian="bold"/>
    </style:style>
    <style:style style:name="T7" style:family="text">
      <style:text-properties fo:color="#000000" loext:opacity="100%" style:font-name="Arial1" fo:language="en" fo:country="PK" fo:font-weight="bold" style:letter-kerning="false" style:font-name-asian="Calibri1" style:language-asian="en" style:country-asian="US" style:font-weight-asian="bold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T8" style:family="text">
      <style:text-properties fo:color="#000000" loext:opacity="100%" style:font-name="Arial1" fo:language="en" fo:country="PK" fo:font-weight="bold" officeooo:rsid="00140642" style:letter-kerning="false" style:font-name-asian="Calibri1" style:language-asian="en" style:country-asian="US" style:font-weight-asian="bold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T9" style:family="text">
      <style:text-properties fo:color="#000000" loext:opacity="100%" style:font-name="Arial1" fo:language="en" fo:country="GB" fo:font-weight="bold" fo:background-color="#fff2cc" loext:char-shading-value="0" style:font-weight-asian="bold" style:font-weight-complex="bold">
        <loext:char-complex-color loext:theme-type="dark1" loext:color-type="theme"/>
      </style:text-properties>
    </style:style>
    <style:style style:name="T10" style:family="text">
      <style:text-properties officeooo:rsid="00140642"/>
    </style:style>
    <style:style style:name="T11" style:family="text">
      <style:text-properties style:font-name="Arial1"/>
    </style:style>
    <style:style style:name="gr1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 Box 1" form:control-implementation="ooo:com.sun.star.form.component.CheckBox" xml:id="control4" form:id="control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5" form:id="control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8" form:id="control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9" form:id="control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" form:id="control1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" form:id="control1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" form:id="control1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3" form:id="control1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4" form:id="control1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5" form:id="control1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6" form:id="control1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7" form:id="control1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8" form:id="control1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9" form:id="control1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0" form:id="control2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1" form:id="control2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2" form:id="control2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3" form:id="control2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4" form:id="control2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5" form:id="control2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6" form:id="control2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7" form:id="control2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8" form:id="control2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9" form:id="control2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0" form:id="control3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1" form:id="control3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2" form:id="control3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3" form:id="control3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4" form:id="control3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5" form:id="control3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6" form:id="control3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7" form:id="control3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8" form:id="control3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9" form:id="control3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0" form:id="control4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1" form:id="control4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2" form:id="control4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3" form:id="control4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4" form:id="control4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5" form:id="control4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6" form:id="control4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7" form:id="control4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8" form:id="control4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text form:name="Text Box 2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URVEY</text:p>
      <text:p text:style-name="P2"/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Thank you for participating in the study for my Bachelorthesis "An Automatic Reproducibility Checking Pipeline for the Learning Analytics Academic Community" . Your feedback is important as I continuously strive to improve my work. Please take a few minutes to complete this Survey.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PERSONAL INFORMATION: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5">Name:</text:p>
          </table:table-cell>
          <table:table-cell table:style-name="Table1.A2" office:value-type="string">
            <text:p text:style-name="P6"><loext:content-control loext:showing-place-holder="true" loext:id="1365864314"><draw:control text:anchor-type="as-char" draw:z-index="48" draw:name="Control 49" draw:style-name="gr1" draw:text-style-name="P7" svg:width="8.785cm" svg:height="0.772cm" draw:control="control49"/></loext:content-control></text:p>
          </table:table-cell>
        </table:table-row>
        <table:table-row table:style-name="Table1.4">
          <table:table-cell table:style-name="Table1.A4" office:value-type="string">
            <text:p text:style-name="P8">Email Address:</text:p>
          </table:table-cell>
          <table:table-cell table:style-name="Table1.A4" office:value-type="string">
            <text:p text:style-name="P9"><draw:control text:anchor-type="as-char" draw:z-index="49" draw:name="Control 50" draw:style-name="gr1" draw:text-style-name="P7" svg:width="8.785cm" svg:height="0.772cm" draw:control="control50"/></text:p>
          </table:table-cell>
        </table:table-row>
        <table:table-row table:style-name="Table1.1">
          <table:table-cell table:style-name="Table1.A5" table:number-columns-spanned="2" office:value-type="string">
            <text:p text:style-name="P10"><text:span text:style-name="T1">Note:</text:span><text:span text:style-name="T2"> The information collected will be used solely for the purpose of this survey and will be kept confidential.</text:span></text:p>
          </table:table-cell>
          <table:covered-table-cell/>
        </table:table-row>
      </table:table>
      <text:p text:style-name="P11"/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 table:number-columns-repeated="2"/>
        <table:table-row table:style-name="Table3.1">
          <table:table-cell table:style-name="Table3.A1" table:number-columns-spanned="6" office:value-type="string">
            <text:p text:style-name="P12">CHECKLIST EVALUATIO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6" office:value-type="string">
            <text:p text:style-name="P13">Please rate the following aspects of the checklist on a scale of 1 to 5, where 1 stands for 'Strongly Disagree' and 5 stands for 'Strongly Agree'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4"/>
          </table:table-cell>
          <table:table-cell table:style-name="Table3.B3" office:value-type="float" office:value="1">
            <text:p text:style-name="P15">1</text:p>
          </table:table-cell>
          <table:table-cell table:style-name="Table3.B3" office:value-type="float" office:value="2">
            <text:p text:style-name="P15">2</text:p>
          </table:table-cell>
          <table:table-cell table:style-name="Table3.B3" office:value-type="float" office:value="3">
            <text:p text:style-name="P15">3</text:p>
          </table:table-cell>
          <table:table-cell table:style-name="Table3.B3" office:value-type="float" office:value="4">
            <text:p text:style-name="P15">4</text:p>
          </table:table-cell>
          <table:table-cell table:style-name="Table3.B3" office:value-type="float" office:value="5">
            <text:p text:style-name="P15">5</text:p>
          </table:table-cell>
        </table:table-row>
        <table:table-row table:style-name="Table3.1">
          <table:table-cell table:style-name="Table3.A4" office:value-type="string">
            <text:p text:style-name="P16">The checklist consists of clear defined questions .</text:p>
          </table:table-cell>
          <table:table-cell table:style-name="Table3.B4" office:value-type="string">
            <text:p text:style-name="P17"><text:span text:style-name="T3"><draw:control text:anchor-type="as-char" svg:y="-0.173cm" draw:z-index="22" draw:name="Control 23" draw:style-name="gr2" draw:text-style-name="P18" svg:width="0.327cm" svg:height="0.609cm" draw:control="control23"/></text:span></text:p>
          </table:table-cell>
          <table:table-cell table:style-name="Table3.C4" office:value-type="string">
            <text:p text:style-name="P17"><text:span text:style-name="T3"><draw:control text:anchor-type="as-char" svg:y="-0.173cm" draw:z-index="20" draw:name="Control 21" draw:style-name="gr2" draw:text-style-name="P18" svg:width="0.327cm" svg:height="0.609cm" draw:control="control21"/></text:span></text:p>
          </table:table-cell>
          <table:table-cell table:style-name="Table3.D4" office:value-type="string">
            <text:p text:style-name="P17"><text:span text:style-name="T3"><draw:control text:anchor-type="as-char" svg:y="-0.173cm" draw:z-index="16" draw:name="Control 17" draw:style-name="gr2" draw:text-style-name="P18" svg:width="0.327cm" svg:height="0.609cm" draw:control="control17"/></text:span></text:p>
          </table:table-cell>
          <table:table-cell table:style-name="Table3.E4" office:value-type="string">
            <text:p text:style-name="P17"><text:span text:style-name="T3"><draw:control text:anchor-type="as-char" svg:y="-0.173cm" draw:z-index="13" draw:name="Control 14" draw:style-name="gr2" draw:text-style-name="P18" svg:width="0.327cm" svg:height="0.609cm" draw:control="control14"/></text:span></text:p>
          </table:table-cell>
          <table:table-cell table:style-name="Table3.F4" office:value-type="string">
            <text:p text:style-name="P17"><text:span text:style-name="T3"><draw:control text:anchor-type="as-char" svg:y="-0.173cm" draw:z-index="6" draw:name="Control 7" draw:style-name="gr2" draw:text-style-name="P18" svg:width="0.327cm" svg:height="0.609cm" draw:control="control7"/></text:span></text:p>
          </table:table-cell>
        </table:table-row>
        <table:table-row table:style-name="Table3.1">
          <table:table-cell table:style-name="Table3.A4" office:value-type="string">
            <text:p text:style-name="P16">The checklist captures key elements of reproducibility.</text:p>
          </table:table-cell>
          <table:table-cell table:style-name="Table3.B5" office:value-type="string">
            <text:p text:style-name="P17"><text:span text:style-name="T3"><draw:control text:anchor-type="as-char" svg:y="-0.173cm" draw:z-index="21" draw:name="Control 22" draw:style-name="gr2" draw:text-style-name="P18" svg:width="0.327cm" svg:height="0.609cm" draw:control="control22"/></text:span></text:p>
          </table:table-cell>
          <table:table-cell table:style-name="Table3.C5" office:value-type="string">
            <text:p text:style-name="P17"><text:span text:style-name="T3"><draw:control text:anchor-type="as-char" svg:y="-0.173cm" draw:z-index="19" draw:name="Control 20" draw:style-name="gr2" draw:text-style-name="P18" svg:width="0.327cm" svg:height="0.609cm" draw:control="control20"/></text:span></text:p>
          </table:table-cell>
          <table:table-cell table:style-name="Table3.D5" office:value-type="string">
            <text:p text:style-name="P17"><text:span text:style-name="T3"><draw:control text:anchor-type="as-char" svg:y="-0.173cm" draw:z-index="15" draw:name="Control 16" draw:style-name="gr2" draw:text-style-name="P18" svg:width="0.327cm" svg:height="0.609cm" draw:control="control16"/></text:span></text:p>
          </table:table-cell>
          <table:table-cell table:style-name="Table3.E5" office:value-type="string">
            <text:p text:style-name="P17"><text:span text:style-name="T3"><draw:control text:anchor-type="as-char" svg:y="-0.173cm" draw:z-index="12" draw:name="Control 13" draw:style-name="gr2" draw:text-style-name="P18" svg:width="0.327cm" svg:height="0.609cm" draw:control="control13"/></text:span></text:p>
          </table:table-cell>
          <table:table-cell table:style-name="Table3.F5" office:value-type="string">
            <text:p text:style-name="P17"><text:span text:style-name="T3"><draw:control text:anchor-type="as-char" svg:y="-0.173cm" draw:z-index="5" draw:name="Control 6" draw:style-name="gr2" draw:text-style-name="P18" svg:width="0.327cm" svg:height="0.609cm" draw:control="control6"/></text:span></text:p>
          </table:table-cell>
        </table:table-row>
        <table:table-row table:style-name="Table3.1">
          <table:table-cell table:style-name="Table3.A4" office:value-type="string">
            <text:p text:style-name="P19">The checklist is scalable to allow for more detailed assessment</text:p>
          </table:table-cell>
          <table:table-cell table:style-name="Table3.B6" office:value-type="string">
            <text:p text:style-name="P17"><text:span text:style-name="T3"><draw:control text:anchor-type="as-char" svg:y="-0.173cm" draw:z-index="18" draw:name="Control 19" draw:style-name="gr2" draw:text-style-name="P18" svg:width="0.327cm" svg:height="0.609cm" draw:control="control19"/></text:span></text:p>
          </table:table-cell>
          <table:table-cell table:style-name="Table3.C6" office:value-type="string">
            <text:p text:style-name="P17"><text:span text:style-name="T3"><draw:control text:anchor-type="as-char" svg:y="-0.173cm" draw:z-index="17" draw:name="Control 18" draw:style-name="gr2" draw:text-style-name="P18" svg:width="0.327cm" svg:height="0.609cm" draw:control="control18"/></text:span></text:p>
          </table:table-cell>
          <table:table-cell table:style-name="Table3.D6" office:value-type="string">
            <text:p text:style-name="P17"><text:span text:style-name="T3"><draw:control text:anchor-type="as-char" svg:y="-0.173cm" draw:z-index="14" draw:name="Control 15" draw:style-name="gr2" draw:text-style-name="P18" svg:width="0.327cm" svg:height="0.609cm" draw:control="control15"/></text:span></text:p>
          </table:table-cell>
          <table:table-cell table:style-name="Table3.E6" office:value-type="string">
            <text:p text:style-name="P17"><text:span text:style-name="T3"><draw:control text:anchor-type="as-char" svg:y="-0.173cm" draw:z-index="11" draw:name="Control 12" draw:style-name="gr2" draw:text-style-name="P18" svg:width="0.327cm" svg:height="0.609cm" draw:control="control12"/></text:span></text:p>
          </table:table-cell>
          <table:table-cell table:style-name="Table3.F6" office:value-type="string">
            <text:p text:style-name="P17"><text:span text:style-name="T3"><draw:control text:anchor-type="as-char" svg:y="-0.173cm" draw:z-index="4" draw:name="Control 5" draw:style-name="gr2" draw:text-style-name="P18" svg:width="0.327cm" svg:height="0.609cm" draw:control="control5"/></text:span></text:p>
          </table:table-cell>
        </table:table-row>
        <table:table-row table:style-name="Table3.1">
          <table:table-cell table:style-name="Table3.A7" office:value-type="string">
            <text:p text:style-name="P20">The checklist helped <text:span text:style-name="T4">identify</text:span> reproducibility <text:span text:style-name="T4">aspects</text:span>.</text:p>
          </table:table-cell>
          <table:table-cell table:style-name="Table3.B7" office:value-type="string">
            <text:p text:style-name="P17"><text:span text:style-name="T3"><draw:control text:anchor-type="as-char" svg:y="-0.173cm" draw:z-index="10" draw:name="Control 11" draw:style-name="gr2" draw:text-style-name="P18" svg:width="0.327cm" svg:height="0.609cm" draw:control="control11"/></text:span></text:p>
          </table:table-cell>
          <table:table-cell table:style-name="Table3.C7" office:value-type="string">
            <text:p text:style-name="P17"><text:span text:style-name="T3"><draw:control text:anchor-type="as-char" svg:y="-0.173cm" draw:z-index="9" draw:name="Control 10" draw:style-name="gr2" draw:text-style-name="P18" svg:width="0.327cm" svg:height="0.609cm" draw:control="control10"/></text:span></text:p>
          </table:table-cell>
          <table:table-cell table:style-name="Table3.D7" office:value-type="string">
            <text:p text:style-name="P17"><text:span text:style-name="T3"><draw:control text:anchor-type="as-char" svg:y="-0.173cm" draw:z-index="8" draw:name="Control 9" draw:style-name="gr2" draw:text-style-name="P18" svg:width="0.327cm" svg:height="0.609cm" draw:control="control9"/></text:span></text:p>
          </table:table-cell>
          <table:table-cell table:style-name="Table3.E7" office:value-type="string">
            <text:p text:style-name="P17"><text:span text:style-name="T3"><draw:control text:anchor-type="as-char" svg:y="-0.173cm" draw:z-index="7" draw:name="Control 8" draw:style-name="gr2" draw:text-style-name="P18" svg:width="0.327cm" svg:height="0.609cm" draw:control="control8"/></text:span></text:p>
          </table:table-cell>
          <table:table-cell table:style-name="Table3.F7" office:value-type="string">
            <text:p text:style-name="P17"><text:span text:style-name="T3"><draw:control text:anchor-type="as-char" svg:y="-0.173cm" draw:z-index="3" draw:name="Control 4" draw:style-name="gr2" draw:text-style-name="P18" svg:width="0.327cm" svg:height="0.609cm" draw:control="control4"/></text:span></text:p>
          </table:table-cell>
        </table:table-row>
      </table:table>
      <text:p text:style-name="P21"/>
      <table:table table:name="Table6" table:style-name="Table6" table:template-name="Academic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 table:number-columns-repeated="2"/>
        <table:table-row table:style-name="Table6.1">
          <table:table-cell table:style-name="Table6.A1" table:number-columns-spanned="6" office:value-type="string">
            <text:p text:style-name="P22">PROTOTYPE EVALUATIO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6" office:value-type="string">
            <text:p text:style-name="P23">Please rate the following aspects of the prototype on a scale of 1 to 5, where 1 stands for 'Strongly Disagree' and 5 stands for 'Strongly Agree'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4"/>
          </table:table-cell>
          <table:table-cell table:style-name="Table6.B3" office:value-type="float" office:value="1">
            <text:p text:style-name="P25">1</text:p>
          </table:table-cell>
          <table:table-cell table:style-name="Table6.B3" office:value-type="float" office:value="2">
            <text:p text:style-name="P25">2</text:p>
          </table:table-cell>
          <table:table-cell table:style-name="Table6.B3" office:value-type="float" office:value="3">
            <text:p text:style-name="P25">3</text:p>
          </table:table-cell>
          <table:table-cell table:style-name="Table6.B3" office:value-type="float" office:value="4">
            <text:p text:style-name="P25">4</text:p>
          </table:table-cell>
          <table:table-cell table:style-name="Table6.B3" office:value-type="float" office:value="5">
            <text:p text:style-name="P25">5</text:p>
          </table:table-cell>
        </table:table-row>
        <table:table-row table:style-name="Table6.1">
          <table:table-cell table:style-name="Table6.A4" office:value-type="string">
            <text:p text:style-name="P26">The prototype is easy to use.</text:p>
          </table:table-cell>
          <table:table-cell table:style-name="Table6.B4" office:value-type="string">
            <text:p text:style-name="P17"><text:span text:style-name="T3"><draw:control text:anchor-type="as-char" svg:y="-0.173cm" draw:z-index="23" draw:name="Control 24" draw:style-name="gr2" draw:text-style-name="P18" svg:width="0.327cm" svg:height="0.609cm" draw:control="control24"/></text:span></text:p>
          </table:table-cell>
          <table:table-cell table:style-name="Table6.C4" office:value-type="string">
            <text:p text:style-name="P17"><text:span text:style-name="T3"><draw:control text:anchor-type="as-char" svg:y="-0.173cm" draw:z-index="24" draw:name="Control 25" draw:style-name="gr2" draw:text-style-name="P18" svg:width="0.327cm" svg:height="0.609cm" draw:control="control25"/></text:span></text:p>
          </table:table-cell>
          <table:table-cell table:style-name="Table6.D4" office:value-type="string">
            <text:p text:style-name="P17"><text:span text:style-name="T3"><draw:control text:anchor-type="as-char" svg:y="-0.173cm" draw:z-index="27" draw:name="Control 28" draw:style-name="gr2" draw:text-style-name="P18" svg:width="0.327cm" svg:height="0.609cm" draw:control="control28"/></text:span></text:p>
          </table:table-cell>
          <table:table-cell table:style-name="Table6.E4" office:value-type="string">
            <text:p text:style-name="P17"><text:span text:style-name="T3"><draw:control text:anchor-type="as-char" svg:y="-0.173cm" draw:z-index="29" draw:name="Control 30" draw:style-name="gr2" draw:text-style-name="P18" svg:width="0.327cm" svg:height="0.609cm" draw:control="control30"/></text:span></text:p>
          </table:table-cell>
          <table:table-cell table:style-name="Table6.F4" office:value-type="string">
            <text:p text:style-name="P17"><text:span text:style-name="T3"><draw:control text:anchor-type="as-char" svg:y="-0.173cm" draw:z-index="32" draw:name="Control 36" draw:style-name="gr2" draw:text-style-name="P18" svg:width="0.327cm" svg:height="0.609cm" draw:control="control33"/></text:span></text:p>
          </table:table-cell>
        </table:table-row>
        <table:table-row table:style-name="Table6.1">
          <table:table-cell table:style-name="Table6.A4" office:value-type="string">
            <text:p text:style-name="P26">The prototype has a clear use-case.</text:p>
          </table:table-cell>
          <table:table-cell table:style-name="Table6.B5" office:value-type="string">
            <text:p text:style-name="P17"><text:span text:style-name="T3"><draw:control text:anchor-type="as-char" svg:y="-0.173cm" draw:z-index="25" draw:name="Control 26" draw:style-name="gr2" draw:text-style-name="P18" svg:width="0.327cm" svg:height="0.609cm" draw:control="control26"/></text:span></text:p>
          </table:table-cell>
          <table:table-cell table:style-name="Table6.C5" office:value-type="string">
            <text:p text:style-name="P17"><text:span text:style-name="T3"><draw:control text:anchor-type="as-char" svg:y="-0.173cm" draw:z-index="26" draw:name="Control 27" draw:style-name="gr2" draw:text-style-name="P18" svg:width="0.327cm" svg:height="0.609cm" draw:control="control27"/></text:span></text:p>
          </table:table-cell>
          <table:table-cell table:style-name="Table6.D5" office:value-type="string">
            <text:p text:style-name="P17"><text:span text:style-name="T3"><draw:control text:anchor-type="as-char" svg:y="-0.173cm" draw:z-index="28" draw:name="Control 29" draw:style-name="gr2" draw:text-style-name="P18" svg:width="0.327cm" svg:height="0.609cm" draw:control="control29"/></text:span></text:p>
          </table:table-cell>
          <table:table-cell table:style-name="Table6.E5" office:value-type="string">
            <text:p text:style-name="P17"><text:span text:style-name="T3"><draw:control text:anchor-type="as-char" svg:y="-0.173cm" draw:z-index="30" draw:name="Control 31" draw:style-name="gr2" draw:text-style-name="P18" svg:width="0.327cm" svg:height="0.609cm" draw:control="control31"/></text:span></text:p>
          </table:table-cell>
          <table:table-cell table:style-name="Table6.F5" office:value-type="string">
            <text:p text:style-name="P17"><text:span text:style-name="T3"><draw:control text:anchor-type="as-char" svg:y="-0.173cm" draw:z-index="33" draw:name="Control 37" draw:style-name="gr2" draw:text-style-name="P18" svg:width="0.327cm" svg:height="0.609cm" draw:control="control34"/></text:span></text:p>
          </table:table-cell>
        </table:table-row>
        <table:table-row table:style-name="Table6.1">
          <table:table-cell table:style-name="Table6.A4" office:value-type="string">
            <text:p text:style-name="P26">The prototype can help identify reproducibility.</text:p>
          </table:table-cell>
          <table:table-cell table:style-name="Table6.B6" office:value-type="string">
            <text:p text:style-name="P17"><text:span text:style-name="T3"><draw:control text:anchor-type="as-char" svg:y="-0.173cm" draw:z-index="31" draw:name="Control 32" draw:style-name="gr2" draw:text-style-name="P18" svg:width="0.327cm" svg:height="0.609cm" draw:control="control32"/></text:span></text:p>
          </table:table-cell>
          <table:table-cell table:style-name="Table6.C6" office:value-type="string">
            <text:p text:style-name="P17"><text:span text:style-name="T3"><draw:control text:anchor-type="as-char" svg:y="-0.173cm" draw:z-index="34" draw:name="Control 33" draw:style-name="gr2" draw:text-style-name="P18" svg:width="0.327cm" svg:height="0.609cm" draw:control="control35"/></text:span></text:p>
          </table:table-cell>
          <table:table-cell table:style-name="Table6.D6" office:value-type="string">
            <text:p text:style-name="P17"><text:span text:style-name="T3"><draw:control text:anchor-type="as-char" svg:y="-0.173cm" draw:z-index="35" draw:name="Control 34" draw:style-name="gr2" draw:text-style-name="P18" svg:width="0.327cm" svg:height="0.609cm" draw:control="control36"/></text:span></text:p>
          </table:table-cell>
          <table:table-cell table:style-name="Table6.E6" office:value-type="string">
            <text:p text:style-name="P17"><text:span text:style-name="T3"><draw:control text:anchor-type="as-char" svg:y="-0.173cm" draw:z-index="36" draw:name="Control 35" draw:style-name="gr2" draw:text-style-name="P18" svg:width="0.327cm" svg:height="0.609cm" draw:control="control37"/></text:span></text:p>
          </table:table-cell>
          <table:table-cell table:style-name="Table6.F6" office:value-type="string">
            <text:p text:style-name="P17"><text:span text:style-name="T3"><draw:control text:anchor-type="as-char" svg:y="-0.173cm" draw:z-index="37" draw:name="Control 38" draw:style-name="gr2" draw:text-style-name="P18" svg:width="0.327cm" svg:height="0.609cm" draw:control="control38"/></text:span></text:p>
          </table:table-cell>
        </table:table-row>
        <table:table-row table:style-name="Table6.1">
          <table:table-cell table:style-name="Table6.A4" office:value-type="string">
            <text:p text:style-name="P27"><text:span text:style-name="Absatz-Standardschriftart"><text:span text:style-name="T5">The feedback was helpful when reading </text:span></text:span><text:span text:style-name="Absatz-Standardschriftart"><text:span text:style-name="T6">and </text:span></text:span><text:span text:style-name="Absatz-Standardschriftart"><text:span text:style-name="T5">evaluating the paper</text:span></text:span></text:p>
          </table:table-cell>
          <table:table-cell table:style-name="Table6.B7" office:value-type="string">
            <text:p text:style-name="P17"><text:span text:style-name="T3"><draw:control text:anchor-type="as-char" svg:y="-0.173cm" draw:z-index="38" draw:name="Control 39" draw:style-name="gr2" draw:text-style-name="P18" svg:width="0.327cm" svg:height="0.609cm" draw:control="control39"/></text:span></text:p>
          </table:table-cell>
          <table:table-cell table:style-name="Table6.C7" office:value-type="string">
            <text:p text:style-name="P17"><text:span text:style-name="T3"><draw:control text:anchor-type="as-char" svg:y="-0.173cm" draw:z-index="39" draw:name="Control 40" draw:style-name="gr2" draw:text-style-name="P18" svg:width="0.327cm" svg:height="0.609cm" draw:control="control40"/></text:span></text:p>
          </table:table-cell>
          <table:table-cell table:style-name="Table6.D7" office:value-type="string">
            <text:p text:style-name="P17"><text:span text:style-name="T3"><draw:control text:anchor-type="as-char" svg:y="-0.173cm" draw:z-index="42" draw:name="Control 43" draw:style-name="gr2" draw:text-style-name="P18" svg:width="0.327cm" svg:height="0.609cm" draw:control="control43"/></text:span></text:p>
          </table:table-cell>
          <table:table-cell table:style-name="Table6.E7" office:value-type="string">
            <text:p text:style-name="P17"><text:span text:style-name="T3"><draw:control text:anchor-type="as-char" svg:y="-0.173cm" draw:z-index="44" draw:name="Control 45" draw:style-name="gr2" draw:text-style-name="P18" svg:width="0.327cm" svg:height="0.609cm" draw:control="control45"/></text:span></text:p>
          </table:table-cell>
          <table:table-cell table:style-name="Table6.F7" office:value-type="string">
            <text:p text:style-name="P17"><text:span text:style-name="T3"><draw:control text:anchor-type="as-char" svg:y="-0.173cm" draw:z-index="46" draw:name="Control 47" draw:style-name="gr2" draw:text-style-name="P18" svg:width="0.327cm" svg:height="0.609cm" draw:control="control47"/></text:span></text:p>
          </table:table-cell>
        </table:table-row>
        <table:table-row table:style-name="Table6.1">
          <table:table-cell table:style-name="Table6.A8" office:value-type="string">
            <text:p text:style-name="P28"><text:span text:style-name="Absatz-Standardschriftart"><text:span text:style-name="T7">I trust the pipelines’s output when assessing </text:span></text:span><text:span text:style-name="Absatz-Standardschriftart"><text:span text:style-name="T8">reproducibility.</text:span></text:span></text:p>
          </table:table-cell>
          <table:table-cell table:style-name="Table6.B8" office:value-type="string">
            <text:p text:style-name="P17"><text:span text:style-name="T3"><draw:control text:anchor-type="as-char" svg:y="-0.173cm" draw:z-index="40" draw:name="Control 41" draw:style-name="gr2" draw:text-style-name="P18" svg:width="0.327cm" svg:height="0.609cm" draw:control="control41"/></text:span></text:p>
          </table:table-cell>
          <table:table-cell table:style-name="Table6.C8" office:value-type="string">
            <text:p text:style-name="P17"><text:span text:style-name="T3"><draw:control text:anchor-type="as-char" svg:y="-0.173cm" draw:z-index="41" draw:name="Control 42" draw:style-name="gr2" draw:text-style-name="P18" svg:width="0.327cm" svg:height="0.609cm" draw:control="control42"/></text:span></text:p>
          </table:table-cell>
          <table:table-cell table:style-name="Table6.D8" office:value-type="string">
            <text:p text:style-name="P17"><text:span text:style-name="T3"><draw:control text:anchor-type="as-char" svg:y="-0.173cm" draw:z-index="43" draw:name="Control 44" draw:style-name="gr2" draw:text-style-name="P18" svg:width="0.327cm" svg:height="0.609cm" draw:control="control44"/></text:span></text:p>
          </table:table-cell>
          <table:table-cell table:style-name="Table6.E8" office:value-type="string">
            <text:p text:style-name="P17"><text:span text:style-name="T3"><draw:control text:anchor-type="as-char" svg:y="-0.173cm" draw:z-index="45" draw:name="Control 46" draw:style-name="gr2" draw:text-style-name="P18" svg:width="0.327cm" svg:height="0.609cm" draw:control="control46"/></text:span></text:p>
          </table:table-cell>
          <table:table-cell table:style-name="Table6.F8" office:value-type="string">
            <text:p text:style-name="P17"><text:span text:style-name="T3"><draw:control text:anchor-type="as-char" svg:y="-0.173cm" draw:z-index="47" draw:name="Control 48" draw:style-name="gr2" draw:text-style-name="P18" svg:width="0.327cm" svg:height="0.609cm" draw:control="control48"/></text:span></text:p>
          </table:table-cell>
        </table:table-row>
      </table:table>
      <text:p text:style-name="P29"><text:soft-page-break/></text:p>
      <text:p text:style-name="P29"/>
      <table:table table:name="Table5" table:style-name="Table5" table:template-name="Academic">
        <table:table-column table:style-name="Table5.A"/>
        <table:table-row table:style-name="Table5.1">
          <table:table-cell table:style-name="Table5.A1" office:value-type="string">
            <text:p text:style-name="P30">OPEN FEEDBACK:</text:p>
          </table:table-cell>
        </table:table-row>
        <table:table-row table:style-name="Table5.1">
          <table:table-cell table:style-name="Table5.A2" office:value-type="string">
            <text:p text:style-name="P31">Are there any important aspects of reproducibility you think the checklist missed?</text:p>
          </table:table-cell>
        </table:table-row>
        <table:table-row table:style-name="Table5.1">
          <table:table-cell table:style-name="Table5.A2" office:value-type="string">
            <text:p text:style-name="P32"><text:span text:style-name="Placeholder_20_Text"><text:span text:style-name="T9"><draw:control text:anchor-type="as-char" svg:y="-1.363cm" draw:z-index="0" draw:name="Control 1" draw:style-name="gr3" draw:text-style-name="P7" svg:width="15.317cm" svg:height="1.352cm" draw:control="control1"/></text:span></text:span></text:p>
          </table:table-cell>
        </table:table-row>
        <table:table-row table:style-name="Table5.1">
          <table:table-cell table:style-name="Table5.A2" office:value-type="string">
            <text:p text:style-name="P33">In what ways did the prototype support or simplify your work? </text:p>
          </table:table-cell>
        </table:table-row>
        <table:table-row table:style-name="Table5.1">
          <table:table-cell table:style-name="Table5.A2" office:value-type="string">
            <text:p text:style-name="P34"><text:span text:style-name="Placeholder_20_Text"><text:span text:style-name="T9"><draw:control text:anchor-type="as-char" svg:y="-1.363cm" draw:z-index="1" draw:name="Control 2" draw:style-name="gr3" draw:text-style-name="P7" svg:width="15.317cm" svg:height="1.352cm" draw:control="control2"/></text:span></text:span></text:p>
          </table:table-cell>
        </table:table-row>
        <table:table-row table:style-name="Table5.1">
          <table:table-cell table:style-name="Table5.A2" office:value-type="string">
            <text:p text:style-name="P31">Do you have any other comments or suggestions regarding the checklist and/or prototype?</text:p>
          </table:table-cell>
        </table:table-row>
        <table:table-row table:style-name="Table5.1">
          <table:table-cell table:style-name="Table5.A7" office:value-type="string">
            <text:p text:style-name="P34"><text:span text:style-name="Placeholder_20_Text"><text:span text:style-name="T9"><draw:control text:anchor-type="as-char" svg:y="-1.363cm" draw:z-index="2" draw:name="Control 3" draw:style-name="gr3" draw:text-style-name="P7" svg:width="15.317cm" svg:height="1.352cm" draw:control="control3"/></text:span></text:span></text:p>
          </table:table-cell>
        </table:table-row>
      </table:table>
      <text:p text:style-name="P29"/>
      <table:table table:name="Table4" table:style-name="Table4" table:template-name="Academic">
        <table:table-column table:style-name="Table4.A"/>
        <table:table-row table:style-name="Table4.1">
          <table:table-cell table:style-name="Table4.A1" office:value-type="string">
            <text:p text:style-name="P35">Thank you for taking the time to complete <text:span text:style-name="T10">the study and</text:span> survey. Your feedback is invaluable in helping me enhance the pipeline. If you have any further comments or concerns, please feel free to reach out to me at:</text:p>
            <text:p text:style-name="P36"><text:a xlink:type="simple" xlink:href="mailto:domenik.kern@stud.uni-hannover.de" text:style-name="Internet_20_link" text:visited-style-name="Visited_20_Internet_20_Link"><text:span text:style-name="T11">domenik.kern@stud.uni-hannover.de</text:span></text:a></text:p>
            <text:p text:style-name="P35">I appreciate your participation.</text:p>
          </table:table-cell>
        </table:table-row>
        <table:table-row table:style-name="Table4.1">
          <table:table-cell table:style-name="Table4.A2" office:value-type="string">
            <text:p text:style-name="P37">Sincerely,</text:p>
          </table:table-cell>
        </table:table-row>
        <table:table-row table:style-name="Table4.1">
          <table:table-cell table:style-name="Table4.A3" office:value-type="string">
            <text:p text:style-name="P38">Domenik Kern</text:p>
          </table:table-cell>
        </table:table-row>
      </table:table>
      <text:p text:style-name="P39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PK" style:letter-kerning="false" style:font-name-asian="Calibri1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PK" style:letter-kerning="false" style:font-name-asian="Calibri1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Absatz-Standardschriftar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767171" loext:opacity="100%" fo:font-size="10pt" style:font-size-asian="10pt">
        <loext:char-complex-color loext:theme-type="light2" loext:color-type="theme">
          <loext:transformation loext:type="shade" loext:value="4980"/>
        </loext:char-complex-color>
      </style:text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02cm" fo:margin-left="0cm" fo:margin-right="0cm" fo:margin-bottom="0.90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 loext:marker-style-name="MT1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butta</meta:initial-creator>
    <meta:editing-cycles>35</meta:editing-cycles>
    <meta:creation-date>2025-06-18T16:11:00</meta:creation-date>
    <dc:date>2025-06-24T12:13:18.151852400</dc:date>
    <meta:editing-duration>PT1H37M46S</meta:editing-duration>
    <meta:generator>LibreOffice/25.2.4.3$Windows_X86_64 LibreOffice_project/33e196637044ead23f5c3226cde09b47731f7e27</meta:generator>
    <meta:print-date>2025-06-24T12:12:46.962845300</meta:print-date>
    <meta:printed-by>PDF files</meta:printed-by>
    <meta:document-statistic meta:table-count="5" meta:image-count="0" meta:object-count="0" meta:page-count="2" meta:paragraph-count="88" meta:word-count="288" meta:character-count="1790" meta:non-whitespace-character-count="1538"/>
    <meta:user-defined meta:name="AppVersion">16.0000</meta:user-defined>
    <meta:user-defined meta:name="Company">HP</meta:user-defined>
    <meta:template xlink:type="simple" xlink:actuate="onRequest" xlink:title="Normal" xlink:href=""/>
  </office:meta>
</office:document-meta>
</file>